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',%20'.join([formatLang(x.date,%20date='true')%20for%20x%20in%20o.picking_ids]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s" xlink:type="simple">o.notes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picking_ids.mapped('move_line_ids')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0:54:49.414508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8-08-02T11:12:53.293640851</dc:date>
    <meta:editing-duration>PT2H40M17S</meta:editing-duration>
    <meta:editing-cycles>58</meta:editing-cycles>
    <meta:generator>LibreOffice/5.1.6.2$Linux_X86_64 LibreOffice_project/10m0$Build-2</meta:generator>
    <meta:document-statistic meta:table-count="3" meta:cell-count="20" meta:object-count="0"/>
  </office:meta>
</office:document-meta>
</file>